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21">
      <style:table-cell-properties fo:border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5027777777778cm"/>
    </style:style>
    <style:style style:name="co5" style:family="table-column">
      <style:table-column-properties fo:break-before="auto" style:column-width="3.52777777777778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9.7013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9,10,11,12,13,14,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10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31" table:style-name="ce10">
            <text:p>3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179" table:style-name="ce10">
            <text:p>179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32" table:style-name="ce10">
            <text:p>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10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41" table:style-name="ce10">
            <text:p>41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10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0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1" table:style-name="ce10">
            <text:p>2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182" table:style-name="ce10">
            <text:p>18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7" table:style-name="ce10">
            <text:p>4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80" table:style-name="ce10">
            <text:p>18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29" table:style-name="ce10">
            <text:p>12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78,9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71,73,106,17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10113" table:style-name="ce12">
            <text:p>110,11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59" table:style-name="ce10">
            <text:p>5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0">
            <text:p>53,5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94" table:style-name="ce10">
            <text:p>9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42" table:style-name="ce10">
            <text:p>14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07" table:style-name="ce10">
            <text:p>1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53" table:style-name="ce10">
            <text:p>5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73106" table:style-name="ce12">
            <text:p>73,10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66" table:style-name="ce10">
            <text:p>6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183184185" table:style-name="ce12">
            <text:p>183,184,185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3">
            <text:p>****** Not required to show</text:p>
          </table:table-cell>
          <table:table-cell table:style-name="ce8"/>
          <table:table-cell table:style-name="ce9"/>
          <table:table-cell office:value-type="string" table:style-name="ce13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2"/>
          <table:table-cell table:style-name="ce1"/>
          <table:table-cell table:style-name="ce14"/>
          <table:table-cell table:style-name="ce2"/>
          <table:table-cell table:number-columns-repeated="16378" table:style-name="ce1"/>
        </table:table-row>
        <table:table-row table:number-rows-repeated="104851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RCC RCCD</meta:initial-creator>
    <dc:creator>Christian Daniel</dc:creator>
    <meta:creation-date>2017-01-25T10:21:36Z</meta:creation-date>
    <dc:date>2021-02-08T01:40:20Z</dc:date>
    <meta:editing-cycles>12</meta:editing-cycles>
    <meta:editing-duration>PT3915S</meta:editing-duration>
  </office:meta>
</office:document-meta>
</file>